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officeooo:paragraph-rsid="001a9bf4" style:font-size-asian="13pt" style:font-size-complex="13pt"/>
    </style:style>
    <style:style style:name="P2" style:family="paragraph" style:parent-style-name="Standard">
      <style:text-properties fo:font-size="13pt" officeooo:paragraph-rsid="002280c8" style:font-size-asian="13pt" style:font-size-complex="13pt"/>
    </style:style>
    <style:style style:name="P3" style:family="paragraph" style:parent-style-name="Standard">
      <style:text-properties fo:font-size="13pt" officeooo:rsid="0029994d" officeooo:paragraph-rsid="002ad2ea" style:font-size-asian="13pt" style:font-size-complex="13pt"/>
    </style:style>
    <style:style style:name="P4" style:family="paragraph" style:parent-style-name="Standard">
      <style:text-properties fo:font-size="13pt" officeooo:rsid="0029994d" officeooo:paragraph-rsid="002cbfe1" style:font-size-asian="13pt" style:font-size-complex="13pt"/>
    </style:style>
    <style:style style:name="P5" style:family="paragraph" style:parent-style-name="Standard">
      <style:text-properties fo:font-size="13pt" officeooo:paragraph-rsid="001a9bf4" style:font-size-asian="13pt" style:font-size-complex="13pt"/>
    </style:style>
    <style:style style:name="P6" style:family="paragraph" style:parent-style-name="Standard">
      <style:text-properties fo:font-size="13pt" officeooo:paragraph-rsid="002280c8" style:font-size-asian="13pt" style:font-size-complex="13pt"/>
    </style:style>
    <style:style style:name="P7" style:family="paragraph" style:parent-style-name="Standard">
      <style:text-properties fo:font-size="13pt" officeooo:paragraph-rsid="002cbfe1" style:font-size-asian="13pt" style:font-size-complex="13pt"/>
    </style:style>
    <style:style style:name="P8" style:family="paragraph" style:parent-style-name="Standard">
      <style:text-properties fo:font-size="13pt" officeooo:paragraph-rsid="0030760f" style:font-size-asian="13pt" style:font-size-complex="13pt"/>
    </style:style>
    <style:style style:name="P9" style:family="paragraph" style:parent-style-name="Standard">
      <style:text-properties fo:font-size="13pt" officeooo:paragraph-rsid="0033aae9" style:font-size-asian="13pt" style:font-size-complex="13pt"/>
    </style:style>
    <style:style style:name="P10" style:family="paragraph" style:parent-style-name="Standard">
      <style:text-properties fo:font-size="13pt" officeooo:paragraph-rsid="003c66ea" style:font-size-asian="13pt" style:font-size-complex="13pt"/>
    </style:style>
    <style:style style:name="P11" style:family="paragraph" style:parent-style-name="Standard">
      <style:text-properties fo:font-size="13pt" style:text-underline-style="solid" style:text-underline-width="auto" style:text-underline-color="font-color" officeooo:rsid="002ad2ea" officeooo:paragraph-rsid="002ad2ea" style:font-size-asian="13pt" style:font-size-complex="13pt"/>
    </style:style>
    <style:style style:name="P12" style:family="paragraph" style:parent-style-name="Standard">
      <style:text-properties fo:font-size="13pt" style:text-underline-style="solid" style:text-underline-width="auto" style:text-underline-color="font-color" officeooo:rsid="002cbfe1" officeooo:paragraph-rsid="002cbfe1" style:font-size-asian="13pt" style:font-size-complex="13pt"/>
    </style:style>
    <style:style style:name="P13" style:family="paragraph" style:parent-style-name="Standard">
      <style:text-properties fo:font-size="13pt" style:text-underline-style="solid" style:text-underline-width="auto" style:text-underline-color="font-color" officeooo:rsid="003245a5" officeooo:paragraph-rsid="003245a5" style:font-size-asian="13pt" style:font-size-complex="13pt"/>
    </style:style>
    <style:style style:name="P14" style:family="paragraph" style:parent-style-name="Standard">
      <style:text-properties officeooo:paragraph-rsid="002f7a9a"/>
    </style:style>
    <style:style style:name="P15" style:family="paragraph" style:parent-style-name="Standard">
      <style:text-properties officeooo:paragraph-rsid="00364841"/>
    </style:style>
    <style:style style:name="P16" style:family="paragraph" style:parent-style-name="Standard">
      <style:text-properties officeooo:paragraph-rsid="003c66ea"/>
    </style:style>
    <style:style style:name="P17" style:family="paragraph" style:parent-style-name="Standard">
      <style:text-properties officeooo:paragraph-rsid="003d844d"/>
    </style:style>
    <style:style style:name="T1" style:family="text">
      <style:text-properties officeooo:rsid="00122315"/>
    </style:style>
    <style:style style:name="T2" style:family="text">
      <style:text-properties officeooo:rsid="0014db6e"/>
    </style:style>
    <style:style style:name="T3" style:family="text">
      <style:text-properties officeooo:rsid="00186c58"/>
    </style:style>
    <style:style style:name="T4" style:family="text">
      <style:text-properties officeooo:rsid="00195199"/>
    </style:style>
    <style:style style:name="T5" style:family="text">
      <style:text-properties officeooo:rsid="001a9bf4"/>
    </style:style>
    <style:style style:name="T6" style:family="text">
      <style:text-properties officeooo:rsid="001b0ba7"/>
    </style:style>
    <style:style style:name="T7" style:family="text">
      <style:text-properties officeooo:rsid="001ded1a"/>
    </style:style>
    <style:style style:name="T8" style:family="text">
      <style:text-properties officeooo:rsid="00200a90"/>
    </style:style>
    <style:style style:name="T9" style:family="text">
      <style:text-properties officeooo:rsid="0021a766"/>
    </style:style>
    <style:style style:name="T10" style:family="text">
      <style:text-properties officeooo:rsid="002280c8"/>
    </style:style>
    <style:style style:name="T11" style:family="text">
      <style:text-properties officeooo:rsid="00253f2f"/>
    </style:style>
    <style:style style:name="T12" style:family="text">
      <style:text-properties officeooo:rsid="00272527"/>
    </style:style>
    <style:style style:name="T13" style:family="text">
      <style:text-properties officeooo:rsid="00291338"/>
    </style:style>
    <style:style style:name="T14" style:family="text">
      <style:text-properties officeooo:rsid="002a838b"/>
    </style:style>
    <style:style style:name="T15" style:family="text">
      <style:text-properties officeooo:rsid="002ad2ea"/>
    </style:style>
    <style:style style:name="T16" style:family="text">
      <style:text-properties fo:font-style="normal" officeooo:rsid="002ad2ea" style:font-style-asian="normal" style:font-style-complex="normal"/>
    </style:style>
    <style:style style:name="T17" style:family="text">
      <style:text-properties fo:font-style="normal" officeooo:rsid="002f03fc" style:font-style-asian="normal" style:font-style-complex="normal"/>
    </style:style>
    <style:style style:name="T18" style:family="text">
      <style:text-properties fo:font-style="normal" officeooo:rsid="002f7a9a" style:font-style-asian="normal" style:font-style-complex="normal"/>
    </style:style>
    <style:style style:name="T19" style:family="text">
      <style:text-properties fo:font-style="normal" officeooo:rsid="002db922" style:font-style-asian="normal" style:font-style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2ad2ea" style:font-size-asian="13pt" style:font-size-complex="13pt"/>
    </style:style>
    <style:style style:name="T22" style:family="text">
      <style:text-properties fo:font-size="13pt" fo:font-style="normal" officeooo:rsid="002ad2ea" style:font-size-asian="13pt" style:font-style-asian="normal" style:font-size-complex="13pt" style:font-style-complex="normal"/>
    </style:style>
    <style:style style:name="T23" style:family="text">
      <style:text-properties fo:font-size="13pt" fo:font-style="normal" officeooo:rsid="002db922" style:font-size-asian="13pt" style:font-style-asian="normal" style:font-size-complex="13pt" style:font-style-complex="normal"/>
    </style:style>
    <style:style style:name="T24" style:family="text">
      <style:text-properties fo:font-size="13pt" fo:font-style="normal" officeooo:rsid="002f03fc" style:font-size-asian="13pt" style:font-style-asian="normal" style:font-size-complex="13pt" style:font-style-complex="normal"/>
    </style:style>
    <style:style style:name="T25" style:family="text">
      <style:text-properties fo:font-size="13pt" fo:font-style="normal" officeooo:rsid="002f7a9a" style:font-size-asian="13pt" style:font-style-asian="normal" style:font-size-complex="13pt" style:font-style-complex="normal"/>
    </style:style>
    <style:style style:name="T26" style:family="text">
      <style:text-properties fo:font-size="13pt" fo:font-style="normal" officeooo:rsid="0035bd41" style:font-size-asian="13pt" style:font-style-asian="normal" style:font-size-complex="13pt" style:font-style-complex="normal"/>
    </style:style>
    <style:style style:name="T27" style:family="text">
      <style:text-properties fo:font-size="13pt" fo:font-style="normal" officeooo:rsid="003c66ea" style:font-size-asian="13pt" style:font-style-asian="normal" style:font-size-complex="13pt" style:font-style-complex="normal"/>
    </style:style>
    <style:style style:name="T28" style:family="text">
      <style:text-properties fo:font-size="13pt" fo:font-style="normal" style:text-underline-style="solid" style:text-underline-width="auto" style:text-underline-color="font-color" officeooo:rsid="003c66ea" style:font-size-asian="13pt" style:font-style-asian="normal" style:font-size-complex="13pt" style:font-style-complex="normal"/>
    </style:style>
    <style:style style:name="T29" style:family="text">
      <style:text-properties fo:font-size="13pt" fo:language="en" fo:country="GB" style:font-size-asian="13pt" style:font-size-complex="13pt"/>
    </style:style>
    <style:style style:name="T30" style:family="text">
      <style:text-properties fo:font-size="13pt" fo:language="en" fo:country="GB" officeooo:rsid="002ad2ea" style:font-size-asian="13pt" style:font-size-complex="13pt"/>
    </style:style>
    <style:style style:name="T31" style:family="text">
      <style:text-properties fo:font-size="13pt" fo:language="en" fo:country="GB" fo:font-style="normal" officeooo:rsid="002ad2ea" style:font-size-asian="13pt" style:font-style-asian="normal" style:font-size-complex="13pt" style:font-style-complex="normal"/>
    </style:style>
    <style:style style:name="T32" style:family="text">
      <style:text-properties fo:font-size="13pt" fo:language="en" fo:country="GB" fo:font-style="normal" officeooo:rsid="002f03fc" style:font-size-asian="13pt" style:font-style-asian="normal" style:font-size-complex="13pt" style:font-style-complex="normal"/>
    </style:style>
    <style:style style:name="T33" style:family="text">
      <style:text-properties fo:font-size="13pt" fo:language="en" fo:country="GB" fo:font-style="normal" officeooo:rsid="002f7a9a" style:font-size-asian="13pt" style:font-style-asian="normal" style:font-size-complex="13pt" style:font-style-complex="normal"/>
    </style:style>
    <style:style style:name="T34" style:family="text">
      <style:text-properties fo:font-size="13pt" fo:language="en" fo:country="GB" fo:font-style="normal" officeooo:rsid="002db922" style:font-size-asian="13pt" style:font-style-asian="normal" style:font-size-complex="13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Oxford:</text:p>
      <text:p text:style-name="P1"/>
      <text:p text:style-name="P1"><text:span text:style-name="T1">My undergraduate studies revealed how </text:span>strongly<text:span text:style-name="T1"> I value the challenge and creative problem-solving </text:span><text:span text:style-name="T11">in</text:span><text:span text:style-name="T1"> computer science, a passion I’ve strengthened through research, independent projects, and hackathons. </text:span>This interest is especially reflected in my work on low-level programming, including operating systems and compilers, where I’ve dedicated significant personal time to researching and building these systems. Alongside <text:span text:style-name="T7">this,</text:span><text:span text:style-name="T2"> </text:span><text:span text:style-name="T7">I’</text:span><text:span text:style-name="T5">ve</text:span><text:span text:style-name="T2"> enjoyed web development </text:span><text:span text:style-name="T11">through</text:span><text:span text:style-name="T2"> </text:span><text:span text:style-name="T6">creating</text:span><text:span text:style-name="T2"> </text:span><text:span text:style-name="T3">a </text:span><text:span text:style-name="T2">project </text:span><text:span text:style-name="T3">for</text:span><text:span text:style-name="T2"> NHS Gateshead a</text:span><text:span text:style-name="T4">nd</text:span><text:span text:style-name="T2"> </text:span><text:span text:style-name="T6">developing </text:span><text:span text:style-name="T2">my personal website. </text:span></text:p>
      <text:p text:style-name="P1"/>
      <text:p text:style-name="P2">Obtaining a <text:span text:style-name="T12">Master’s</text:span> <text:span text:style-name="T8">feels</text:span> <text:span text:style-name="T9">like</text:span> the next progression in my <text:span text:style-name="T8">journey</text:span>, <text:span text:style-name="T8">where</text:span> I can develop my skills and knowledge. I am particularly interested in systems design and quantum computing. <text:span text:style-name="T7">This is due to the low level and technical nature, lending itself to my passions well </text:span>. <text:span text:style-name="T10">In the future I would like to move onto a P</text:span><text:span text:style-name="T12">h</text:span><text:span text:style-name="T10">D in which I believe a masters to be a progression from where I am now towards that point. This course will </text:span><text:span text:style-name="T13">allow me</text:span><text:span text:style-name="T10"> to gain some research experience, broaden my theoretical knowledge, and keep </text:span><text:span text:style-name="T14">developing</text:span><text:span text:style-name="T10"> the technical skills that will help me contribute to the field.</text:span></text:p>
      <text:p text:style-name="P2"/>
      <text:p text:style-name="P8"><text:span text:style-name="T15">This course</text:span> offers a rigorous environment aligned with my ambitions in systems design and quantum computing. <text:span text:style-name="T15">The opportunity to interact with modules such as <text:s/></text:span><text:span text:style-name="Emphasis"><text:span text:style-name="T16">Quantum Processes and Computation</text:span></text:span><text:span text:style-name="T16"> as well as </text:span><text:span text:style-name="Emphasis"><text:span text:style-name="T16">Automata, Logic and Games will not only challenge my </text:span></text:span><text:span text:style-name="Emphasis"><text:span text:style-name="T17">current </text:span></text:span><text:span text:style-name="Emphasis"><text:span text:style-name="T16">knowledge, allowing me to grow </text:span></text:span><text:span text:style-name="Emphasis"><text:span text:style-name="T18">in</text:span></text:span><text:span text:style-name="Emphasis"><text:span text:style-name="T16"> and experience </text:span></text:span><text:span text:style-name="Emphasis"><text:span text:style-name="T18">and </text:span></text:span><text:span text:style-name="Emphasis"><text:span text:style-name="T16">knowledge but also allows me to engage with research in subjects I am enamored by. My view is that this degree pushes me forward into my goal of pursuing a PhD. I greatly look forward to learning and collaborating with everyone at Oxford.</text:span></text:span></text:p>
      <text:p text:style-name="P3"/>
      <text:p text:style-name="P3"/>
      <text:p text:style-name="P12">Exeter:</text:p>
      <text:p text:style-name="P7"/>
      <text:p text:style-name="P7"><text:span text:style-name="T1">My undergraduate studies revealed how </text:span>strongly<text:span text:style-name="T1"> I value the challenge and creative problem-solving </text:span><text:span text:style-name="T11">in</text:span><text:span text:style-name="T1"> computer science, a passion I’ve strengthened through research, independent projects, and hackathons. </text:span>This interest is especially reflected in my work on low-level programming, including operating systems and compilers, where I’ve dedicated significant personal time to researching and building these systems. Alongside <text:span text:style-name="T7">this,</text:span><text:span text:style-name="T2"> </text:span><text:span text:style-name="T7">I’</text:span><text:span text:style-name="T5">ve</text:span><text:span text:style-name="T2"> enjoyed web development </text:span><text:span text:style-name="T11">through</text:span><text:span text:style-name="T2"> </text:span><text:span text:style-name="T6">creating</text:span><text:span text:style-name="T2"> </text:span><text:span text:style-name="T3">a </text:span><text:span text:style-name="T2">project </text:span><text:span text:style-name="T3">for</text:span><text:span text:style-name="T2"> NHS Gateshead a</text:span><text:span text:style-name="T4">nd</text:span><text:span text:style-name="T2"> </text:span><text:span text:style-name="T6">developing </text:span><text:span text:style-name="T2">my personal website. </text:span></text:p>
      <text:p text:style-name="P7"/>
      <text:p text:style-name="P7">Obtaining a <text:span text:style-name="T12">Master’s</text:span> <text:span text:style-name="T8">feels</text:span> <text:span text:style-name="T9">like</text:span> the next progression in my <text:span text:style-name="T8">journey</text:span>, <text:span text:style-name="T8">where</text:span> I can develop my skills and knowledge. I am particularly interested in systems design and quantum computing. <text:span text:style-name="T7">This is due to the low level and technical nature, lending itself to my passions well </text:span>. <text:span text:style-name="T10">In the future I would like to move onto a P</text:span><text:span text:style-name="T12">h</text:span><text:span text:style-name="T10">D in which I believe a masters to be a progression from where I am now towards that point. This course will </text:span><text:span text:style-name="T13">allow me</text:span><text:span text:style-name="T10"> to gain some research experience, broaden my theoretical knowledge, and keep </text:span><text:span text:style-name="T14">developing</text:span><text:span text:style-name="T10"> the technical skills that will help me contribute to the field.</text:span></text:p>
      <text:p text:style-name="P7"/>
      <text:p text:style-name="P14"><text:span text:style-name="T30">This course</text:span><text:span text:style-name="T29"> offers a rigorous environment aligned with my ambitions in systems design and quantum computing. </text:span><text:span text:style-name="T30">The opportunity to interact with modules such as <text:s/></text:span><text:span text:style-name="Emphasis"><text:span text:style-name="T31">High Performance Computing</text:span></text:span><text:span text:style-name="T31"> as well as </text:span><text:span text:style-name="Emphasis"><text:span text:style-name="T31">Multi-Objective Optimisation and Decision Making will not only </text:span></text:span><text:soft-page-break/><text:span text:style-name="Emphasis"><text:span text:style-name="T31">challenge my </text:span></text:span><text:span text:style-name="Emphasis"><text:span text:style-name="T32">current </text:span></text:span><text:span text:style-name="Emphasis"><text:span text:style-name="T31">knowledge, allowing me to grow </text:span></text:span><text:span text:style-name="Emphasis"><text:span text:style-name="T33">in</text:span></text:span><text:span text:style-name="Emphasis"><text:span text:style-name="T31"> and experience </text:span></text:span><text:span text:style-name="Emphasis"><text:span text:style-name="T33">and </text:span></text:span><text:span text:style-name="Emphasis"><text:span text:style-name="T31">knowledge but also allows me to engage with research in subjects I am enamored by. My view is that this degree pushes me forward into my goal of pursuing a PhD. I greatly look forward to learning and collaborating with everyone at </text:span></text:span><text:span text:style-name="Emphasis"><text:span text:style-name="T34">Exeter</text:span></text:span><text:span text:style-name="Emphasis"><text:span text:style-name="T31">.</text:span></text:span></text:p>
      <text:p text:style-name="P4"/>
      <text:p text:style-name="P13">Durham:</text:p>
      <text:p text:style-name="P9"/>
      <text:p text:style-name="P9"><text:span text:style-name="T1">My undergraduate studies revealed how </text:span>strongly<text:span text:style-name="T1"> I value the challenge and creative problem-solving </text:span><text:span text:style-name="T11">in</text:span><text:span text:style-name="T1"> computer science, a passion I’ve strengthened through research, independent projects, and hackathons. </text:span>This interest is especially reflected in my work on low-level programming, including operating systems and compilers, where I’ve dedicated significant personal time to researching and building these systems. Alongside <text:span text:style-name="T7">this,</text:span><text:span text:style-name="T2"> </text:span><text:span text:style-name="T7">I’</text:span><text:span text:style-name="T5">ve</text:span><text:span text:style-name="T2"> enjoyed web development </text:span><text:span text:style-name="T11">through</text:span><text:span text:style-name="T2"> </text:span><text:span text:style-name="T6">creating</text:span><text:span text:style-name="T2"> </text:span><text:span text:style-name="T3">a </text:span><text:span text:style-name="T2">project </text:span><text:span text:style-name="T3">for</text:span><text:span text:style-name="T2"> NHS Gateshead a</text:span><text:span text:style-name="T4">nd</text:span><text:span text:style-name="T2"> </text:span><text:span text:style-name="T6">developing </text:span><text:span text:style-name="T2">my personal website. </text:span></text:p>
      <text:p text:style-name="P9"/>
      <text:p text:style-name="P9">Obtaining a <text:span text:style-name="T12">Master’s</text:span> <text:span text:style-name="T8">feels</text:span> <text:span text:style-name="T9">like</text:span> the next progression in my <text:span text:style-name="T8">journey</text:span>, <text:span text:style-name="T8">where</text:span> I can develop my skills and knowledge. I am particularly interested in systems design and quantum computing. <text:span text:style-name="T7">This is due to the low level and technical nature, lending itself to my passions well </text:span>. <text:span text:style-name="T10">In the future I would like to move onto a P</text:span><text:span text:style-name="T12">h</text:span><text:span text:style-name="T10">D in which I believe a masters to be a progression from where I am now towards that point. This course will </text:span><text:span text:style-name="T13">allow me</text:span><text:span text:style-name="T10"> to gain some research experience, broaden my theoretical knowledge, and keep </text:span><text:span text:style-name="T14">developing</text:span><text:span text:style-name="T10"> the technical skills that will help me contribute to the field.</text:span></text:p>
      <text:p text:style-name="P9"/>
      <text:p text:style-name="P15"><text:span text:style-name="T21">This course</text:span><text:span text:style-name="T20"> offers a rigorous environment aligned with my ambitions in systems design and quantum computing. </text:span><text:span text:style-name="T21">The opportunity to interact with modules such as <text:s/></text:span><text:span text:style-name="T22">Quantum Computing as well as </text:span><text:span text:style-name="Emphasis"><text:span text:style-name="T22">Advanced Computer Systems will not only challenge my </text:span></text:span><text:span text:style-name="Emphasis"><text:span text:style-name="T24">current </text:span></text:span><text:span text:style-name="Emphasis"><text:span text:style-name="T22">knowledge, allowing me to grow </text:span></text:span><text:span text:style-name="Emphasis"><text:span text:style-name="T25">in</text:span></text:span><text:span text:style-name="Emphasis"><text:span text:style-name="T22"> and experience </text:span></text:span><text:span text:style-name="Emphasis"><text:span text:style-name="T25">and </text:span></text:span><text:span text:style-name="Emphasis"><text:span text:style-name="T22">knowledge but also allows me to engage with research in subjects I am enamored by. My view is that this degree pushes me forward into my goal of pursuing a PhD. I greatly look forward to learning and collaborating with everyone at </text:span></text:span><text:span text:style-name="Emphasis"><text:span text:style-name="T26">Durham</text:span></text:span><text:span text:style-name="Emphasis"><text:span text:style-name="T22">.</text:span></text:span></text:p>
      <text:p text:style-name="P15"><text:span text:style-name="Emphasis"><text:span text:style-name="T22"/></text:span></text:p>
      <text:p text:style-name="P15"><text:span text:style-name="Emphasis"><text:span text:style-name="T22"/></text:span></text:p>
      <text:p text:style-name="P16"><text:span text:style-name="Emphasis"><text:span text:style-name="T28">York:</text:span></text:span></text:p>
      <text:p text:style-name="P16"/>
      <text:p text:style-name="P10"><text:span text:style-name="T1">My undergraduate studies revealed how </text:span>strongly<text:span text:style-name="T1"> I value the challenge and creative problem-solving </text:span><text:span text:style-name="T11">in</text:span><text:span text:style-name="T1"> computer science, a passion I’ve strengthened through research, independent projects, and hackathons. </text:span>This interest is especially reflected in my work on low-level programming, including operating systems and compilers, where I’ve dedicated significant personal time to researching and building these systems. Alongside <text:span text:style-name="T7">this,</text:span><text:span text:style-name="T2"> </text:span><text:span text:style-name="T7">I’</text:span><text:span text:style-name="T5">ve</text:span><text:span text:style-name="T2"> enjoyed web development </text:span><text:span text:style-name="T11">through</text:span><text:span text:style-name="T2"> </text:span><text:span text:style-name="T6">creating</text:span><text:span text:style-name="T2"> </text:span><text:span text:style-name="T3">a </text:span><text:span text:style-name="T2">project </text:span><text:span text:style-name="T3">for</text:span><text:span text:style-name="T2"> NHS Gateshead a</text:span><text:span text:style-name="T4">nd</text:span><text:span text:style-name="T2"> </text:span><text:span text:style-name="T6">developing </text:span><text:span text:style-name="T2">my personal website. </text:span></text:p>
      <text:p text:style-name="P10"/>
      <text:p text:style-name="P10">Obtaining a <text:span text:style-name="T12">Master’s</text:span> <text:span text:style-name="T8">feels</text:span> <text:span text:style-name="T9">like</text:span> the next progression in my <text:span text:style-name="T8">journey</text:span>, <text:span text:style-name="T8">where</text:span> I can develop my skills and knowledge. I am particularly interested in systems design and quantum computing. <text:span text:style-name="T7">This is due to the low level and technical nature, lending itself to my passions well </text:span>. <text:span text:style-name="T10">In the future I would like to move onto a P</text:span><text:span text:style-name="T12">h</text:span><text:span text:style-name="T10">D in which I believe a masters to be a progression from where I am now towards that point. This course will </text:span><text:span text:style-name="T13">allow me</text:span><text:span text:style-name="T10"> to gain </text:span><text:soft-page-break/><text:span text:style-name="T10">some research experience, broaden my theoretical knowledge, and keep </text:span><text:span text:style-name="T14">developing</text:span><text:span text:style-name="T10"> the technical skills that will help me contribute to the field.</text:span></text:p>
      <text:p text:style-name="P10"/>
      <text:p text:style-name="P17"><text:span text:style-name="T21">This course</text:span><text:span text:style-name="T20"> offers a rigorous environment aligned with my ambitions in systems design and quantum computing. </text:span><text:span text:style-name="T21">The opportunity to interact with modules such as <text:s/></text:span><text:span text:style-name="T22">Quantum Computing as well as </text:span><text:span text:style-name="Emphasis"><text:span text:style-name="T22">High-Performance Parallel and Distributed Systems will not only challenge my </text:span></text:span><text:span text:style-name="Emphasis"><text:span text:style-name="T24">current </text:span></text:span><text:span text:style-name="Emphasis"><text:span text:style-name="T22">knowledge, allowing me to grow </text:span></text:span><text:span text:style-name="Emphasis"><text:span text:style-name="T25">in</text:span></text:span><text:span text:style-name="Emphasis"><text:span text:style-name="T22"> and experience </text:span></text:span><text:span text:style-name="Emphasis"><text:span text:style-name="T25">and </text:span></text:span><text:span text:style-name="Emphasis"><text:span text:style-name="T22">knowledge but also allows me to engage with research in subjects I am enamored by. My view is that this degree pushes me forward into my goal of pursuing a PhD. I greatly look forward to learning and collaborating with everyone at </text:span></text:span><text:span text:style-name="Emphasis"><text:span text:style-name="T27">York</text:span></text:span><text:span text:style-name="Emphasis"><text:span text:style-name="T22">.</text:span></text:span></text:p>
      <text:p text:style-name="P15"><text:span text:style-name="Emphasis"><text:span text:style-name="T22"/></text:span></text:p>
      <text:p text:style-name="P15"><text:span text:style-name="Emphasis"><text:span text:style-name="T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58:08.043056215</meta:creation-date>
    <meta:generator>LibreOffice/24.2.7.2$Linux_X86_64 LibreOffice_project/420$Build-2</meta:generator>
    <dc:date>2025-10-28T13:21:40.574021518</dc:date>
    <meta:editing-duration>PT1H7M10S</meta:editing-duration>
    <meta:editing-cycles>42</meta:editing-cycles>
    <meta:document-statistic meta:table-count="0" meta:image-count="0" meta:object-count="0" meta:page-count="3" meta:paragraph-count="16" meta:word-count="1072" meta:character-count="6736" meta:non-whitespace-character-count="5672"/>
  </office:meta>
</office:document-meta>
</file>